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FED1EC38A.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arial" svg:font-family="arial"/>
    <style:font-face style:name="Arial" svg:font-family="Arial" style:font-family-generic="swiss"/>
    <style:font-face style:name="arial1" svg:font-family="arial"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fo:font-size="8pt" style:text-underline-style="none" officeooo:rsid="0029db42" officeooo:paragraph-rsid="0029db42" style:font-size-asian="8pt" style:font-size-complex="8pt"/>
    </style:style>
    <style:style style:name="P2" style:family="paragraph" style:parent-style-name="Footer">
      <style:text-properties fo:font-size="10pt" style:font-size-asian="10pt" style:font-size-complex="10pt"/>
    </style:style>
    <style:style style:name="P3" style:family="paragraph" style:parent-style-name="Standard">
      <style:paragraph-properties fo:line-height="150%" fo:text-align="justify" style:justify-single-word="false"/>
      <style:text-properties style:font-name="Arial" officeooo:rsid="000a5803" officeooo:paragraph-rsid="00228a4d"/>
    </style:style>
    <style:style style:name="P4" style:family="paragraph" style:parent-style-name="Standard">
      <style:paragraph-properties fo:line-height="150%" fo:text-align="justify" style:justify-single-word="false"/>
      <style:text-properties style:font-name="Arial" fo:font-size="12pt" officeooo:rsid="00228a4d" officeooo:paragraph-rsid="00228a4d" style:font-size-asian="12pt" style:font-size-complex="12pt"/>
    </style:style>
    <style:style style:name="P5" style:family="paragraph" style:parent-style-name="Standard">
      <style:paragraph-properties fo:line-height="150%" fo:text-align="justify" style:justify-single-word="false"/>
      <style:text-properties style:font-name="Arial" fo:font-size="12pt" officeooo:rsid="000c24b8" officeooo:paragraph-rsid="0029db42" style:font-size-asian="12pt" style:font-size-complex="12pt"/>
    </style:style>
    <style:style style:name="P6" style:family="paragraph" style:parent-style-name="Text_20_body">
      <style:paragraph-properties fo:line-height="150%" fo:text-align="justify" style:justify-single-word="false"/>
      <style:text-properties style:font-name="Arial" fo:font-size="12pt" fo:font-weight="normal" officeooo:rsid="003aa826" officeooo:paragraph-rsid="003aa826" style:font-size-asian="12pt" style:font-weight-asian="normal" style:font-size-complex="12pt" style:font-weight-complex="normal"/>
    </style:style>
    <style:style style:name="P7" style:family="paragraph" style:parent-style-name="Text_20_body">
      <style:paragraph-properties fo:line-height="150%" fo:text-align="justify" style:justify-single-word="false"/>
      <style:text-properties style:font-name="Arial" fo:font-size="12pt" fo:font-weight="normal" officeooo:rsid="003b3639" officeooo:paragraph-rsid="003b3639" style:font-size-asian="12pt" style:font-weight-asian="normal" style:font-size-complex="12pt" style:font-weight-complex="normal"/>
    </style:style>
    <style:style style:name="P8" style:family="paragraph" style:parent-style-name="Text_20_body">
      <style:paragraph-properties fo:line-height="150%" fo:text-align="justify" style:justify-single-word="false"/>
      <style:text-properties style:font-name="Arial" fo:font-size="12pt" fo:font-weight="normal" officeooo:rsid="0032e7a5" officeooo:paragraph-rsid="00312475" style:font-size-asian="12pt" style:font-weight-asian="normal" style:font-size-complex="12pt" style:font-weight-complex="normal"/>
    </style:style>
    <style:style style:name="P9" style:family="paragraph" style:parent-style-name="Text_20_body">
      <style:paragraph-properties fo:line-height="150%" fo:text-align="justify" style:justify-single-word="false"/>
      <style:text-properties style:font-name="Arial" fo:font-size="12pt" fo:font-weight="normal" officeooo:rsid="00357888" officeooo:paragraph-rsid="003aa826" style:font-size-asian="12pt" style:font-weight-asian="normal" style:font-size-complex="12pt" style:font-weight-complex="normal"/>
    </style:style>
    <style:style style:name="P10" style:family="paragraph" style:parent-style-name="Text_20_body">
      <style:text-properties style:font-name="arial1" fo:font-size="12pt" fo:font-style="normal" style:text-underline-style="none" fo:font-weight="normal" officeooo:rsid="008aa58f" officeooo:paragraph-rsid="0029db42" style:font-size-asian="12pt" style:font-style-asian="normal" style:font-weight-asian="normal" style:font-size-complex="12pt" style:font-style-complex="normal" style:font-weight-complex="normal"/>
    </style:style>
    <style:style style:name="P11" style:family="paragraph" style:parent-style-name="Text_20_body">
      <style:text-properties style:font-name="arial1" fo:font-size="12pt" fo:font-style="normal" style:text-underline-style="none" fo:font-weight="normal" officeooo:rsid="008aa58f" officeooo:paragraph-rsid="00357888" style:font-size-asian="12pt" style:font-style-asian="normal" style:font-weight-asian="normal" style:font-size-complex="12pt" style:font-style-complex="normal" style:font-weight-complex="normal"/>
    </style:style>
    <style:style style:name="P12" style:family="paragraph" style:parent-style-name="Heading_20_1">
      <style:paragraph-properties fo:line-height="150%" fo:text-align="justify" style:justify-single-word="false"/>
      <style:text-properties officeooo:rsid="003aa826" officeooo:paragraph-rsid="003aa826"/>
    </style:style>
    <style:style style:name="P13" style:family="paragraph" style:parent-style-name="Heading_20_1">
      <style:paragraph-properties fo:line-height="150%" fo:text-align="justify" style:justify-single-word="false"/>
      <style:text-properties style:font-name="arial1" fo:font-size="12pt" fo:font-style="normal" style:text-underline-style="none" fo:font-weight="normal" officeooo:rsid="008f7039" officeooo:paragraph-rsid="00228a4d" style:font-size-asian="12pt" style:font-style-asian="normal" style:font-weight-asian="normal" style:font-size-complex="12pt" style:font-style-complex="normal" style:font-weight-complex="normal"/>
    </style:style>
    <style:style style:name="T1" style:family="text">
      <style:text-properties officeooo:rsid="00228a4d"/>
    </style:style>
    <style:style style:name="T2" style:family="text">
      <style:text-properties style:font-name="Arial" fo:font-size="12pt" officeooo:rsid="00228a4d" style:font-size-asian="12pt" style:font-size-complex="12pt"/>
    </style:style>
    <style:style style:name="T3" style:family="text">
      <style:text-properties style:font-name="Arial" fo:font-size="12pt" officeooo:rsid="000c24b8" style:font-size-asian="12pt" style:font-size-complex="12pt"/>
    </style:style>
    <style:style style:name="T4" style:family="text">
      <style:text-properties style:font-name="Arial" fo:font-size="12pt" officeooo:rsid="001fe16f" style:font-size-asian="12pt" style:font-size-complex="12pt"/>
    </style:style>
    <style:style style:name="T5" style:family="text">
      <style:text-properties style:font-name="Arial" fo:font-size="12pt" officeooo:rsid="001e8113" style:font-size-asian="12pt" style:font-size-complex="12pt"/>
    </style:style>
    <style:style style:name="T6" style:family="text">
      <style:text-properties style:font-name="Arial" fo:font-size="12pt" officeooo:rsid="00279e65" style:font-size-asian="12pt" style:font-size-complex="12pt"/>
    </style:style>
    <style:style style:name="T7" style:family="text">
      <style:text-properties style:font-name="Arial" fo:font-size="12pt" officeooo:rsid="005ce90c" style:font-size-asian="12pt" style:font-size-complex="12pt"/>
    </style:style>
    <style:style style:name="T8" style:family="text">
      <style:text-properties style:font-name="Arial" fo:font-size="12pt" officeooo:rsid="005eb991" style:font-size-asian="12pt" style:font-size-complex="12pt"/>
    </style:style>
    <style:style style:name="T9" style:family="text">
      <style:text-properties style:font-name="Arial" fo:font-size="12pt" officeooo:rsid="00177cbd" style:font-size-asian="12pt" style:font-size-complex="12pt"/>
    </style:style>
    <style:style style:name="T10" style:family="text">
      <style:text-properties officeooo:rsid="008b3675"/>
    </style:style>
    <style:style style:name="T11" style:family="text">
      <style:text-properties officeooo:rsid="0030e5a5"/>
    </style:style>
    <style:style style:name="T12" style:family="text">
      <style:text-properties officeooo:rsid="003c8561"/>
    </style:style>
    <style:style style:name="T13" style:family="text">
      <style:text-properties officeooo:rsid="003cddc6"/>
    </style:style>
    <style:style style:name="T14" style:family="text">
      <style:text-properties officeooo:rsid="003e6f46"/>
    </style:style>
    <style:style style:name="T15" style:family="text">
      <style:text-properties officeooo:rsid="003fd299"/>
    </style:style>
    <style:style style:name="T16" style:family="text">
      <style:text-properties officeooo:rsid="00403b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span text:style-name="T12">Die </text:span>Befriedung der Ambivalenz</text:h>
      <text:p text:style-name="P8">Der Text behandelt die politische Dimension des Begriffes der Rationalität. Unter Rationalität versteht sich, <text:span text:style-name="T13">wenn </text:span>die Wünsche <text:span text:style-name="T13">und </text:span>die Überzeugungen <text:span text:style-name="T13">mit dem </text:span>Handeln <text:span text:style-name="T13">(z. B. Entscheidungen) </text:span>übereinstimmen (<text:span text:style-name="T13">Ryan Murphy</text:span>, Min. 3).</text:p>
      <text:p text:style-name="P9">Die Frage nach der Herrschaft durch Rationalität hat mehrere Perspektiven, angesprochen werden soll folgend jene des Diskurses und des Missbrauches. Die zentrale Frage <text:span text:style-name="T15">dabei scheint mir</text:span>: wer bestimmt den Diskurs und wo findet er statt. Was ist rational? Wer kann <text:span text:style-name="T15">an der Begriffsbestimmung </text:span>teilnehmen? Und nicht zuletzt: Wer setzt den Zweck fest, in dem der Begriff der Rationalität wirkt, der <text:span text:style-name="T15">ja nicht zuletzt nur </text:span>das mit Sprache ausdrückbare, das Bewusste sein kann? Somit stellt bereits der Beginn eines Diskurses unter dem Begriff der Rationalität ein Machtgefüge her, da es ein Hineindrücken des Denkens in die Denkwelt <text:s/><text:span text:style-name="T15">des Begriffraumes</text:span> und deren Zwängen ist. Das Gestalten wird vom Verwalten abgelöst.</text:p>
      <text:p text:style-name="P6">Rationalität hat eine begrenzte Gültigkeit. <text:span text:style-name="T15">N</text:span>icht alle Bereiche des Lebens können oder sollten dadurch organisiert werden. Vielmehr ist die Spannung zwischen dem was man machen will und dem was man nach rationalen Maßstäben machen sollte oft eine Kraft aus der Neues entsteht. Ich <text:span text:style-name="T15">bin der festen Überzeugung, </text:span>es ist eine Koexistenz von Rationalität und Irrationalität möglich, ja sogar wünschenswert <text:span text:style-name="T15">und wahrscheinlich sowieso </text:span>unausweichlich. <text:span text:style-name="T15">Die beiden Pole </text:span>wiedersprechen sich nicht, vielmehr bedingen sie einander und <text:span text:style-name="T15">bei näherer Betrachtung ist die Zuordnung sowieso schwer</text:span>. Was heute noch Schabernack <text:span text:style-name="T15">ist</text:span>, <text:span text:style-name="T15">wird </text:span>morgen vielleicht schon wissenschaftlich gesichertes Wissen. <text:span text:style-name="T15">G</text:span>enauso kann eine Änderung der Perspektive rationales Handeln schnell unpassend, ja sogar dumm wirken lassen, wie die <text:span text:style-name="T15">Kunst oder die </text:span>Liebe uns <text:span text:style-name="T15">immer wieder </text:span>zeigt.</text:p>
      <text:p text:style-name="P7">Somit ist vielleicht die Frage an sich die falsche, ob rational oder irrational, sondern je nach Sachbestand die Auswirkungen und, basierend auf sozialer Interaktion, die Verträgtlichkeit für andere. <text:span text:style-name="T15">S</text:span>o wirklich wohl fühlt man sich mit der Rationalität <text:span text:style-name="T15">ja </text:span>nicht, doch fällt einem nicht <text:s/><text:span text:style-name="T15">so schnell was B</text:span>esseres ein als Rahmen für eine moderne, demokratische Gesellschaft, die auf komplexen sozialen Systemen basiert. Der dialektische Ansatz, ist mir dabei oftmals zu wenig und endet <text:span text:style-name="T15">mir oft </text:span>zu früh <text:span text:style-name="T15">in Bildern von </text:span><text:soft-page-break/><text:span text:style-name="T15">Gut und Böse</text:span>. Das zentrale Problem scheint <text:span text:style-name="T15">mir da </text:span>schon eher die Unsichtbarkeit, die Ungleichverteilung und die Institutionalisierung der Herrschaftsverhältnisse, <text:span text:style-name="T15">und der Verwendung des Begriffes der</text:span> Rationalität <text:span text:style-name="T15">um dies unverändert zu lassen</text:span>. Deswegen sollte man aber nicht gleich das Kind aus der Badewanne werfen, sondern den Diskurs suchen und in die Materie der Herrschaft eintauchen. <text:span text:style-name="T15">Eine Kombination von Rationalität und Interaktion könnte hier ein guter Lösungsansatz sein.</text:span></text:p>
      <text:h text:style-name="Heading_20_1" text:outline-level="1">Literaturverzeichnis</text:h>
      <text:p text:style-name="P10"><text:span text:style-name="T11">Habermas</text:span>, <text:span text:style-name="T11">Jürgen</text:span>: <text:span text:style-name="T11">Technik und Wissenschaft als Ideologie</text:span>, <text:span text:style-name="T10">1969. Suhrkamp Verlag.</text:span></text:p>
      <text:p text:style-name="P11"><text:span text:style-name="T14">Murphy, Ryan: Omega Tau Podcast: Game Theory, 2012. </text:span><text:a xlink:type="simple" xlink:href="http://omegataupodcast.net/2012/10/106-game-theory/"><text:span text:style-name="T14">http://omegataupodcast.net/2012/10/106-game-theory/</text:span></text:a><text:span text:style-name="T14"> (Zugriff 12/2013)</text:span></text:p>
      <text:h text:style-name="Heading_20_1" text:outline-level="1">Details</text:h>
      <text:p text:style-name="P3"><text:span text:style-name="T2">Autor: </text:span><text:span text:style-name="T3">Stefan Kasberger, </text:span><text:span text:style-name="T4">Matr</text:span><text:span text:style-name="T2">ikelnummer</text:span><text:span text:style-name="T3"> </text:span><text:span text:style-name="T5">#1011416, </text:span><text:a xlink:type="simple" xlink:href="mailto:stefan.kasberger@edu.uni-graz.at"><text:span text:style-name="T5">stefan.kasberger@edu.uni-graz.at</text:span></text:a><text:span text:style-name="T5"> <text:s text:c="2"/></text:span></text:p>
      <text:p text:style-name="P4">Datum: <text:span text:style-name="T16">7</text:span>. <text:span text:style-name="T16">Jänner </text:span>201<text:span text:style-name="T16">4</text:span> in Graz</text:p>
      <text:p text:style-name="P5">Aufgabenstellung: <text:s/>Eine Seite zu „Technik und Wissenschaft als Ideologie“ von Jürgen Habermas.</text:p>
      <text:p text:style-name="P3"><text:span text:style-name="T6">GitHub: </text:span><text:a xlink:type="simple" xlink:href="https://github.com/skasberger/vo-einfuehrung-technikphilosophie"><text:span text:style-name="T7">https://github.com/skasberger/vo-einfuehrung-technikphilosophie</text:span></text:a></text:p>
      <text:p text:style-name="P3"><text:span text:style-name="T2">Web: </text:span><text:a xlink:type="simple" xlink:href="http://openscienceasap.org/"><text:span text:style-name="T8">openscienceasap.org</text:span></text:a><text:span text:style-name="T6"> </text:span></text:p>
      <text:p text:style-name="P3"><text:span text:style-name="T2">Lizenz: </text:span><text:a xlink:type="simple" xlink:href="https://creativecommons.org/licenses/by/3.0/at/"><text:span text:style-name="T9">Creative Commons CC by AT 3.0</text:span></text:a></text:p>
      <text:h text:style-name="P1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ce style:name="arial" svg:font-family="arial"/>
    <style:font-face style:name="Arial" svg:font-family="Arial" style:font-family-generic="swiss"/>
    <style:font-face style:name="arial1" svg:font-family="arial"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rial" style:family="paragraph" style:parent-style-name="Standard">
      <style:paragraph-properties fo:line-height="15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8pt" style:text-underline-style="none" officeooo:rsid="0029db42" officeooo:paragraph-rsid="0029db42" style:font-size-asian="8pt" style:font-size-complex="8pt"/>
    </style:style>
    <style:style style:name="MP2" style:family="paragraph" style:parent-style-name="Footer">
      <style:text-properties fo:font-size="10pt" style:font-size-asian="10pt" style:font-size-complex="10pt"/>
    </style:style>
    <style:style style:name="MT1" style:family="text">
      <style:text-properties officeooo:rsid="00228a4d"/>
    </style:style>
    <style:style style:name="MT2"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004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0.31pt solid #000000" fo:border-left="none" fo:border-right="none" fo:padding="0.051cm" style:shadow="none"/>
      </style:header-style>
      <style:footer-style>
        <style:header-footer-properties svg:height="1.503cm" fo:margin-left="0cm" fo:margin-right="0cm" fo:margin-top="0.499cm" fo:border-top="0.31pt solid #000000" fo:border-bottom="none" fo:border-left="none" fo:border-right="none" fo:padding="0.051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20">
      <number:year number:style="long"/>
    </number:date-style>
  </office:automatic-styles>
  <office:master-styles>
    <style:master-page style:name="Standard" style:page-layout-name="Mpm1">
      <style:header>
        <text:p text:style-name="MP1">VO Einführung in die Technikphilosophie</text:p>
        <text:p text:style-name="MP1">Günter Getzinger</text:p>
        <text:p text:style-name="MP1">WS 2013/14</text:p>
      </style:header>
      <style:footer>
        <text:p text:style-name="MP2"><draw:a xlink:type="simple" xlink:href="http://creativecommons.org/licenses/by/3.0/at/" office:target-frame-name="_blank" xlink:show="new"><draw:frame draw:style-name="Mfr1" draw:name="graphics2" text:anchor-type="paragraph" svg:x="14.855cm" svg:y="0.041cm" svg:width="2.124cm" svg:height="0.748cm" draw:z-index="1"><draw:image xlink:href="Pictures/10000201000000580000001FED1EC38A.png" xlink:type="simple" xlink:show="embed" xlink:actuate="onLoad"/></draw:frame></draw:a><text:span text:style-name="MT1">Stefan Kasberger, #1011416,</text:span> <text:date style:data-style-name="N120" text:date-value="2013-12-03T18:42:49.000000180" text:fixed="true">2013</text:date></text:p>
        <text:p text:style-name="MP2"><text:a xlink:type="simple" xlink:href="mailto:stefan.kasberger@edu.uni-graz.at">stefan.kasberger@edu.uni-graz.at</text:a> <text:s text:c="94"/></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3T18:44:25</meta:creation-date>
    <meta:editing-duration>PT4H3M16S</meta:editing-duration>
    <meta:editing-cycles>23</meta:editing-cycles>
    <meta:generator>LibreOffice/4.1.3.2$Linux_X86_64 LibreOffice_project/410m0$Build-2</meta:generator>
    <dc:title>Bericht</dc:title>
    <dc:date>2014-01-08T00:37:10.297971626</dc:date>
    <dc:creator>Stefan Kasberger</dc:creator>
    <meta:document-statistic meta:table-count="0" meta:image-count="1" meta:object-count="0" meta:page-count="2" meta:paragraph-count="20" meta:word-count="480" meta:character-count="3589" meta:non-whitespace-character-count="3027"/>
  </office:meta>
</office:document-meta>
</file>